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boda</text:p>
          </table:table-cell>
          <table:table-cell office:value-type="string" calcext:value-type="string">
            <text:p>In Aboda Village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2f: { &quot;id&quot;: 0x2f, &quot;name&quot;: &quot;In Aboda Village&quot;, &quot;code&quot;: &quot;Aboda&quot;, }," calcext:value-type="string">
            <text:p>0x2f: { "id": 0x2f, "name": "In Aboda Village", "code": "Aboda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Realm</text:p>
          </table:table-cell>
          <table:table-cell office:value-type="string" calcext:value-type="string">
            <text:p>In the Forest Realm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8: { &quot;id&quot;: 0x8, &quot;name&quot;: &quot;In the Forest Realm&quot;, &quot;code&quot;: &quot;ForestRealm&quot;, }," calcext:value-type="string">
            <text:p>0x8: { "id": 0x8, "name": "In the Forest Realm", "code": "ForestRealm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In Castle Town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9: { &quot;id&quot;: 0x29, &quot;name&quot;: &quot;In Castle Town&quot;, &quot;code&quot;: &quot;CastleTown&quot;, }," calcext:value-type="string">
            <text:p>0x29: { "id": 0x29, "name": "In Castle Town", "code": "CastleTow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Inside Hyrule Castle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8: { &quot;id&quot;: 0x28, &quot;name&quot;: &quot;Inside Hyrule Castle&quot;, &quot;code&quot;: &quot;Castle&quot;, }," calcext:value-type="string">
            <text:p>0x28: { "id": 0x28, "name": "Inside Hyrule Castle", "code": "Castle",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50: { &quot;id&quot;: 0x50, &quot;name&quot;: &quot;Watching a cutscene…&quot;, &quot;code&quot;: &quot;Cutscene&quot;, }," calcext:value-type="string">
            <text:p>0x50: { "id": 0x50, "name": "Watching a cutscene…", "code": "Cutscene",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n the Tunnel to the Tower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18: { &quot;id&quot;: 0x18, &quot;name&quot;: &quot;In the Tunnel to the Tower&quot;, &quot;code&quot;: &quot;Tunnel&quot;, }," calcext:value-type="string">
            <text:p>0x18: { "id": 0x18, "name": "In the Tunnel to the Tower", "code": "Tunnel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In the Tower of Spirits lobby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14: { &quot;id&quot;: 0x14, &quot;name&quot;: &quot;In the Tower of Spirits lobby&quot;, &quot;code&quot;: &quot;Tower&quot;, }," calcext:value-type="string">
            <text:p>0x14: { "id": 0x14, "name": "In the Tower of Spirits lobby", "code": "Tower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Climbing the Spiral Staircase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17: { &quot;id&quot;: 0x17, &quot;name&quot;: &quot;Climbing the Spiral Staircase&quot;, &quot;code&quot;: &quot;Staircase&quot;, }," calcext:value-type="string">
            <text:p>0x17: { "id": 0x17, "name": "Climbing the Spiral Staircase", "code": "Staircase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In the Tower of Spirits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13: { &quot;id&quot;: 0x13, &quot;name&quot;: &quot;In the Tower of Spirits&quot;, &quot;code&quot;: &quot;TowerDungeon&quot;, }," calcext:value-type="string">
            <text:p>0x13: { "id": 0x13, "name": "In the Tower of Spirits", "code": "TowerDungeon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In the Forest Realm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4: { &quot;id&quot;: 0x4, &quot;name&quot;: &quot;In the Forest Realm&quot;, &quot;code&quot;: &quot;ForestField2&quot;, }," calcext:value-type="string">
            <text:p>0x4: { "id": 0x4, "name": "In the Forest Realm", "code": "ForestField2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Whittleton</text:p>
          </table:table-cell>
          <table:table-cell office:value-type="string" calcext:value-type="string">
            <text:p>In Whittleton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a: { &quot;id&quot;: 0x2a, &quot;name&quot;: &quot;In Whittleton&quot;, &quot;code&quot;: &quot;Whittleton&quot;, }," calcext:value-type="string">
            <text:p>0x2a: { "id": 0x2a, "name": "In Whittleton", "code": "Whittleton",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In the wilds outside Whittleton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38: { &quot;id&quot;: 0x38, &quot;name&quot;: &quot;In the wilds outside Whittleton&quot;, &quot;code&quot;: &quot;WhittletonWilds&quot;, }," calcext:value-type="string">
            <text:p>0x38: { "id": 0x38, "name": "In the wilds outside Whittleton", "code": "WhittletonWilds",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Stumbling through the Lost Woods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9: { &quot;id&quot;: 0x9, &quot;name&quot;: &quot;Stumbling through the Lost Woods&quot;, &quot;code&quot;: &quot;LostWoods&quot;, }," calcext:value-type="string">
            <text:p>0x9: { "id": 0x9, "name": "Stumbling through the Lost Woods", "code": "LostWoods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In the Forest Sanctuary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30: { &quot;id&quot;: 0x30, &quot;name&quot;: &quot;In the Forest Sanctuary&quot;, &quot;code&quot;: &quot;ForestSanctuary&quot;, }," calcext:value-type="string">
            <text:p>0x30: { "id": 0x30, "name": "In the Forest Sanctuary", "code": "ForestSanctuary",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In the Forest Temple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19: { &quot;id&quot;: 0x19, &quot;name&quot;: &quot;In the Forest Temple&quot;, &quot;code&quot;: &quot;ForestTemple&quot;, }," calcext:value-type="string">
            <text:p>0x19: { "id": 0x19, "name": "In the Forest Temple", "code": "ForestTempl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1e: { &quot;id&quot;: 0x1e, &quot;name&quot;: &quot;In Stagnox’s lair…&quot;, &quot;code&quot;: &quot;Stagnox&quot;, }," calcext:value-type="string">
            <text:p>0x1e: { "id": 0x1e, "name": "In Stagnox’s lair…", "code": "Stagnox",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ff00: { &quot;id&quot;: 0xff00, &quot;name&quot;: &quot;On the title screen…&quot;, &quot;code&quot;: &quot;Title&quot;, }," calcext:value-type="string">
            <text:p>0xff00: { "id": 0xff00, "name": "On the title screen…", "code": "Titl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ing the game…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0: { &quot;id&quot;: 0x0, &quot;name&quot;: &quot;Starting the game…&quot;, &quot;code&quot;: &quot;Boot&quot;, }," calcext:value-type="string">
            <text:p>0x0: { "id": 0x0, "name": "Starting the game…", "code": "Boot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t Rabbitland Rescue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3e: { &quot;id&quot;: 0x3e, &quot;name&quot;: &quot;At Rabbitland Rescue&quot;, &quot;code&quot;: &quot;Rabbit&quot;, }," calcext:value-type="string">
            <text:p>0x3e: { "id": 0x3e, "name": "At Rabbitland Rescue", "code": "Rabbit",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SnowRealm</text:p>
          </table:table-cell>
          <table:table-cell office:value-type="string" calcext:value-type="string">
            <text:p>In the Snow Realm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5: { &quot;id&quot;: 0x5, &quot;name&quot;: &quot;In the Snow Realm&quot;, &quot;code&quot;: &quot;SnowRealm&quot;, }," calcext:value-type="string">
            <text:p>0x5: { "id": 0x5, "name": "In the Snow Realm", "code": "SnowRealm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Anouki</text:p>
          </table:table-cell>
          <table:table-cell office:value-type="string" calcext:value-type="string">
            <text:p>Anouki Vill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2b: { &quot;id&quot;: 0x2b, &quot;name&quot;: &quot;Anouki Village&quot;, &quot;code&quot;: &quot;Anouki&quot;, }," calcext:value-type="string">
            <text:p>0x2b: { "id": 0x2b, "name": "Anouki Village", "code": "Anouki", },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SnowTunnel</text:p>
          </table:table-cell>
          <table:table-cell office:value-type="string" calcext:value-type="string">
            <text:p>In the Snow Realm – Tunnel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b: { &quot;id&quot;: 0xb, &quot;name&quot;: &quot;In the Snow Realm – Tunnel&quot;, &quot;code&quot;: &quot;SnowTunnel&quot;, }," calcext:value-type="string">
            <text:p>0xb: { "id": 0xb, "name": "In the Snow Realm – Tunnel", "code": "SnowTunnel",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SnowSanctuary</text:p>
          </table:table-cell>
          <table:table-cell office:value-type="string" calcext:value-type="string">
            <text:p>In the Snow Sanctuary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31: { &quot;id&quot;: 0x31, &quot;name&quot;: &quot;In the Snow Sanctuary&quot;, &quot;code&quot;: &quot;SnowSanctuary&quot;, }," calcext:value-type="string">
            <text:p>0x31: { "id": 0x31, "name": "In the Snow Sanctuary", "code": "SnowSanctuary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At Wellspring Station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35: { &quot;id&quot;: 0x35, &quot;name&quot;: &quot;At Wellspring Station&quot;, &quot;code&quot;: &quot;Wellspring&quot;, }," calcext:value-type="string">
            <text:p>0x35: { "id": 0x35, "name": "At Wellspring Station", "code": "Wellspring",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On the side of the tracks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45: { &quot;id&quot;: 0x45, &quot;name&quot;: &quot;On the side of the tracks…&quot;, &quot;code&quot;: &quot;Tracks&quot;, }," calcext:value-type="string">
            <text:p>0x45: { "id": 0x45, "name": "On the side of the tracks…", "code": "Tracks",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nowTemple</text:p>
          </table:table-cell>
          <table:table-cell office:value-type="string" calcext:value-type="string">
            <text:p>In the Snow Temple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a: { &quot;id&quot;: 0x1a, &quot;name&quot;: &quot;In the Snow Temple&quot;, &quot;code&quot;: &quot;SnowTemple&quot;, }," calcext:value-type="string">
            <text:p>0x1a: { "id": 0x1a, "name": "In the Snow Temple", "code": "SnowTemple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Fraaz</text:p>
          </table:table-cell>
          <table:table-cell office:value-type="string" calcext:value-type="string">
            <text:p>In Fraaz’s lair…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0x1f: { &quot;id&quot;: 0x1f, &quot;name&quot;: &quot;In Fraaz’s lair…&quot;, &quot;code&quot;: &quot;Fraaz&quot;, }," calcext:value-type="string">
            <text:p>0x1f: { "id": 0x1f, "name": "In Fraaz’s lair…", "code": "Fraaz",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Trading</text:p>
          </table:table-cell>
          <table:table-cell office:value-type="string" calcext:value-type="string">
            <text:p>At the Trading Post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0x37: { &quot;id&quot;: 0x37, &quot;name&quot;: &quot;At the Trading Post&quot;, &quot;code&quot;: &quot;Trading&quot;, }," calcext:value-type="string">
            <text:p>0x37: { "id": 0x37, "name": "At the Trading Post", "code": "Trading",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BridgeWorker</text:p>
          </table:table-cell>
          <table:table-cell office:value-type="string" calcext:value-type="string">
            <text:p>At the Bridge Worker’s Home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0x36: { &quot;id&quot;: 0x36, &quot;name&quot;: &quot;At the Bridge Worker’s Home&quot;, &quot;code&quot;: &quot;BridgeWorker&quot;, }," calcext:value-type="string">
            <text:p>0x36: { "id": 0x36, "name": "At the Bridge Worker’s Home", "code": "BridgeWorker", }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In the Ocean Realm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0x6: { &quot;id&quot;: 0x6, &quot;name&quot;: &quot;In the Ocean Realm&quot;, &quot;code&quot;: &quot;Ocean&quot;, }," calcext:value-type="string">
            <text:p>0x6: { "id": 0x6, "name": "In the Ocean Realm", "code": "Ocean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Papuchia</text:p>
          </table:table-cell>
          <table:table-cell office:value-type="string" calcext:value-type="string">
            <text:p>In Papuchia Village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0x2c: { &quot;id&quot;: 0x2c, &quot;name&quot;: &quot;In Papuchia Village&quot;, &quot;code&quot;: &quot;Papuchia&quot;, }," calcext:value-type="string">
            <text:p>0x2c: { "id": 0x2c, "name": "In Papuchia Village", "code": "Papuchia",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OceanSanctuary</text:p>
          </table:table-cell>
          <table:table-cell office:value-type="string" calcext:value-type="string">
            <text:p>In the Ocean Sanctuary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0x32: { &quot;id&quot;: 0x32, &quot;name&quot;: &quot;In the Ocean Sanctuary&quot;, &quot;code&quot;: &quot;OceanSanctuary&quot;, }," calcext:value-type="string">
            <text:p>0x32: { "id": 0x32, "name": "In the Ocean Sanctuary", "code": "OceanSanctuary", },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Fending off intruders in the Spirit Train!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0x43: { &quot;id&quot;: 0x43, &quot;name&quot;: &quot;Fending off intruders in the Spirit Train!&quot;, &quot;code&quot;: &quot;Train&quot;, }," calcext:value-type="string">
            <text:p>0x43: { "id": 0x43, "name": "Fending off intruders in the Spirit Train!", "code": "Train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UnderOcean</text:p>
          </table:table-cell>
          <table:table-cell office:value-type="string" calcext:value-type="string">
            <text:p>Underwater (Ocean Realm)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0xa: { &quot;id&quot;: 0xa, &quot;name&quot;: &quot;Underwater (Ocean Realm)&quot;, &quot;code&quot;: &quot;UnderOcean&quot;, }," calcext:value-type="string">
            <text:p>0xa: { "id": 0xa, "name": "Underwater (Ocean Realm)", "code": "UnderOcean",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OceanTemple</text:p>
          </table:table-cell>
          <table:table-cell office:value-type="string" calcext:value-type="string">
            <text:p>In the Ocean Temple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0x1b: { &quot;id&quot;: 0x1b, &quot;name&quot;: &quot;In the Ocean Temple&quot;, &quot;code&quot;: &quot;OceanTemple&quot;, }," calcext:value-type="string">
            <text:p>0x1b: { "id": 0x1b, "name": "In the Ocean Temple", "code": "OceanTemple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Phytops</text:p>
          </table:table-cell>
          <table:table-cell office:value-type="string" calcext:value-type="string">
            <text:p>In Phytops’s lair…</text:p>
          </table:table-cell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0x20: { &quot;id&quot;: 0x20, &quot;name&quot;: &quot;In Phytops’s lair…&quot;, &quot;code&quot;: &quot;Phytops&quot;, }," calcext:value-type="string">
            <text:p>0x20: { "id": 0x20, "name": "In Phytops’s lair…", "code": "Phytops", },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Gauntlet1</text:p>
          </table:table-cell>
          <table:table-cell office:value-type="string" calcext:value-type="string">
            <text:p>Competing in Take ‘Em All On!</text:p>
          </table:table-cell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0x46: { &quot;id&quot;: 0x46, &quot;name&quot;: &quot;Competing in Take ‘Em All On!&quot;, &quot;code&quot;: &quot;Gauntlet1&quot;, }," calcext:value-type="string">
            <text:p>0x46: { "id": 0x46, "name": "Competing in Take ‘Em All On!", "code": "Gauntlet1", },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GauntletStagnox</text:p>
          </table:table-cell>
          <table:table-cell office:value-type="string" calcext:value-type="string">
            <text:p>Fighting Stagnox in Take ‘Em All On!</text:p>
          </table:table-cell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0x4b: { &quot;id&quot;: 0x4b, &quot;name&quot;: &quot;Fighting Stagnox in Take ‘Em All On!&quot;, &quot;code&quot;: &quot;GauntletStagnox&quot;, }," calcext:value-type="string">
            <text:p>0x4b: { "id": 0x4b, "name": "Fighting Stagnox in Take ‘Em All On!", "code": "GauntletStagnox", },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Gauntlet2</text:p>
          </table:table-cell>
          <table:table-cell office:value-type="string" calcext:value-type="string">
            <text:p>Competing in Take ‘Em All On!</text:p>
          </table:table-cell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0x48: { &quot;id&quot;: 0x48, &quot;name&quot;: &quot;Competing in Take ‘Em All On!&quot;, &quot;code&quot;: &quot;Gauntlet2&quot;, }," calcext:value-type="string">
            <text:p>0x48: { "id": 0x48, "name": "Competing in Take ‘Em All On!", "code": "Gauntlet2", }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string" calcext:value-type="string">
            <text:p>FireRealm</text:p>
          </table:table-cell>
          <table:table-cell office:value-type="string" calcext:value-type="string">
            <text:p>In the Fire Realm</text:p>
          </table:table-cell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0x7: { &quot;id&quot;: 0x7, &quot;name&quot;: &quot;In the Fire Realm&quot;, &quot;code&quot;: &quot;FireRealm&quot;, }," calcext:value-type="string">
            <text:p>0x7: { "id": 0x7, "name": "In the Fire Realm", "code": "FireRealm", },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TargetRange</text:p>
          </table:table-cell>
          <table:table-cell office:value-type="string" calcext:value-type="string">
            <text:p>At the Goron Target Range</text:p>
          </table:table-cell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0x3c: { &quot;id&quot;: 0x3c, &quot;name&quot;: &quot;At the Goron Target Range&quot;, &quot;code&quot;: &quot;TargetRange&quot;, }," calcext:value-type="string">
            <text:p>0x3c: { "id": 0x3c, "name": "At the Goron Target Range", "code": "TargetRange", },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Goron</text:p>
          </table:table-cell>
          <table:table-cell office:value-type="string" calcext:value-type="string">
            <text:p>In Goron Village</text:p>
          </table:table-cell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0x2e: { &quot;id&quot;: 0x2e, &quot;name&quot;: &quot;In Goron Village&quot;, &quot;code&quot;: &quot;Goron&quot;, }," calcext:value-type="string">
            <text:p>0x2e: { "id": 0x2e, "name": "In Goron Village", "code": "Goron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AltarPath</text:p>
          </table:table-cell>
          <table:table-cell office:value-type="string" calcext:value-type="string">
            <text:p>Walking the path to the Altar of the Mountain Goddess</text:p>
          </table:table-cell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0x2d: { &quot;id&quot;: 0x2d, &quot;name&quot;: &quot;Walking the path to the Altar of the Mountain Goddess&quot;, &quot;code&quot;: &quot;AltarPath&quot;, }," calcext:value-type="string">
            <text:p>0x2d: { "id": 0x2d, "name": "Walking the path to the Altar of the Mountain Goddess", "code": "AltarPath", }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FireSanctuary</text:p>
          </table:table-cell>
          <table:table-cell office:value-type="string" calcext:value-type="string">
            <text:p>In the Fire Sanctuary</text:p>
          </table:table-cell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0x33: { &quot;id&quot;: 0x33, &quot;name&quot;: &quot;In the Fire Sanctuary&quot;, &quot;code&quot;: &quot;FireSanctuary&quot;, }," calcext:value-type="string">
            <text:p>0x33: { "id": 0x33, "name": "In the Fire Sanctuary", "code": "FireSanctuary", },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Snowdrift</text:p>
          </table:table-cell>
          <table:table-cell office:value-type="string" calcext:value-type="string">
            <text:p>At Snowdrift or Slippery Station</text:p>
          </table:table-cell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0x3f: { &quot;id&quot;: 0x3f, &quot;name&quot;: &quot;At Snowdrift or Slippery Station&quot;, &quot;code&quot;: &quot;Snowdrift&quot;, }," calcext:value-type="string">
            <text:p>0x3f: { "id": 0x3f, "name": "At Snowdrift or Slippery Station", "code": "Snowdrift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FireTemple</text:p>
          </table:table-cell>
          <table:table-cell office:value-type="string" calcext:value-type="string">
            <text:p>In the Fire Temple</text:p>
          </table:table-cell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0x1c: { &quot;id&quot;: 0x1c, &quot;name&quot;: &quot;In the Fire Temple&quot;, &quot;code&quot;: &quot;FireTemple&quot;, }," calcext:value-type="string">
            <text:p>0x1c: { "id": 0x1c, "name": "In the Fire Temple", "code": "FireTemple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Cragma</text:p>
          </table:table-cell>
          <table:table-cell office:value-type="string" calcext:value-type="string">
            <text:p>In Cragma’s lair…</text:p>
          </table:table-cell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0x21: { &quot;id&quot;: 0x21, &quot;name&quot;: &quot;In Cragma’s lair…&quot;, &quot;code&quot;: &quot;Cragma&quot;, }," calcext:value-type="string">
            <text:p>0x21: { "id": 0x21, "name": "In Cragma’s lair…", "code": "Cragma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Byrne</text:p>
          </table:table-cell>
          <table:table-cell office:value-type="string" calcext:value-type="string">
            <text:p>In Byrne’s lair…</text:p>
          </table:table-cell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0x23: { &quot;id&quot;: 0x23, &quot;name&quot;: &quot;In Byrne’s lair…&quot;, &quot;code&quot;: &quot;Byrne&quot;, }," calcext:value-type="string">
            <text:p>0x23: { "id": 0x23, "name": "In Byrne’s lair…", "code": "Byrne", },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TowerTop</text:p>
          </table:table-cell>
          <table:table-cell office:value-type="string" calcext:value-type="string">
            <text:p>At the top of the Tower of Spirits</text:p>
          </table:table-cell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0x15: { &quot;id&quot;: 0x15, &quot;name&quot;: &quot;At the top of the Tower of Spirits&quot;, &quot;code&quot;: &quot;TowerTop&quot;, }," calcext:value-type="string">
            <text:p>0x15: { "id": 0x15, "name": "At the top of the Tower of Spirits", "code": "TowerTop", },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TowerTop2</text:p>
          </table:table-cell>
          <table:table-cell office:value-type="string" calcext:value-type="string">
            <text:p>At the top of the Tower of Spirits</text:p>
          </table:table-cell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0x16: { &quot;id&quot;: 0x16, &quot;name&quot;: &quot;At the top of the Tower of Spirits&quot;, &quot;code&quot;: &quot;TowerTop2&quot;, }," calcext:value-type="string">
            <text:p>0x16: { "id": 0x16, "name": "At the top of the Tower of Spirits", "code": "TowerTop2", },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rain2</text:p>
          </table:table-cell>
          <table:table-cell office:value-type="string" calcext:value-type="string">
            <text:p>Aboard the Spirit Train</text:p>
          </table:table-cell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0x44: { &quot;id&quot;: 0x44, &quot;name&quot;: &quot;Aboard the Spirit Train&quot;, &quot;code&quot;: &quot;Train2&quot;, }," calcext:value-type="string">
            <text:p>0x44: { "id": 0x44, "name": "Aboard the Spirit Train", "code": "Train2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TargetRangeGame</text:p>
          </table:table-cell>
          <table:table-cell office:value-type="string" calcext:value-type="string">
            <text:p>Competing at the Goron Target Range</text:p>
          </table:table-cell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0xe: { &quot;id&quot;: 0xe, &quot;name&quot;: &quot;Competing at the Goron Target Range&quot;, &quot;code&quot;: &quot;TargetRangeGame&quot;, }," calcext:value-type="string">
            <text:p>0xe: { "id": 0xe, "name": "Competing at the Goron Target Range", "code": "TargetRangeGame", },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Disorientation</text:p>
          </table:table-cell>
          <table:table-cell office:value-type="string" calcext:value-type="string">
            <text:p>At Disorientation Station</text:p>
          </table:table-cell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0x40: { &quot;id&quot;: 0x40, &quot;name&quot;: &quot;At Disorientation Station&quot;, &quot;code&quot;: &quot;Disorientation&quot;, }," calcext:value-type="string">
            <text:p>0x40: { "id": 0x40, "name": "At Disorientation Station", "code": "Disorientation", },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At the Pirate Hideout</text:p>
          </table:table-cell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0x3a: { &quot;id&quot;: 0x3a, &quot;name&quot;: &quot;At the Pirate Hideout&quot;, &quot;code&quot;: &quot;Pirate&quot;, }," calcext:value-type="string">
            <text:p>0x3a: { "id": 0x3a, "name": "At the Pirate Hideout", "code": "Pirate", },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irateMinigame</text:p>
          </table:table-cell>
          <table:table-cell office:value-type="string" calcext:value-type="string">
            <text:p>Inside the Pirate Hideout</text:p>
          </table:table-cell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0x3b: { &quot;id&quot;: 0x3b, &quot;name&quot;: &quot;Inside the Pirate Hideout&quot;, &quot;code&quot;: &quot;PirateMinigame&quot;, }," calcext:value-type="string">
            <text:p>0x3b: { "id": 0x3b, "name": "Inside the Pirate Hideout", "code": "PirateMinigame", },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andSanctuary</text:p>
          </table:table-cell>
          <table:table-cell office:value-type="string" calcext:value-type="string">
            <text:p>In the Sand Sanctuary</text:p>
          </table:table-cell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0x34: { &quot;id&quot;: 0x34, &quot;name&quot;: &quot;In the Sand Sanctuary&quot;, &quot;code&quot;: &quot;SandSanctuary&quot;, }," calcext:value-type="string">
            <text:p>0x34: { "id": 0x34, "name": "In the Sand Sanctuary", "code": "SandSanctuary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OceanTunnel</text:p>
          </table:table-cell>
          <table:table-cell office:value-type="string" calcext:value-type="string">
            <text:p>In the Ocean Realm – Tunnel</text:p>
          </table:table-cell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0xc: { &quot;id&quot;: 0xc, &quot;name&quot;: &quot;In the Ocean Realm – Tunnel&quot;, &quot;code&quot;: &quot;OceanTunnel&quot;, }," calcext:value-type="string">
            <text:p>0xc: { "id": 0xc, "name": "In the Ocean Realm – Tunnel", "code": "OceanTunnel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andTemple</text:p>
          </table:table-cell>
          <table:table-cell office:value-type="string" calcext:value-type="string">
            <text:p>In the Sand Temple</text:p>
          </table:table-cell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0x1d: { &quot;id&quot;: 0x1d, &quot;name&quot;: &quot;In the Sand Temple&quot;, &quot;code&quot;: &quot;SandTemple&quot;, }," calcext:value-type="string">
            <text:p>0x1d: { "id": 0x1d, "name": "In the Sand Temple", "code": "SandTemple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Skeldritch</text:p>
          </table:table-cell>
          <table:table-cell office:value-type="string" calcext:value-type="string">
            <text:p>In Skeldritch’s lair…</text:p>
          </table:table-cell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0x22: { &quot;id&quot;: 0x22, &quot;name&quot;: &quot;In Skeldritch’s lair…&quot;, &quot;code&quot;: &quot;Skeldritch&quot;, }," calcext:value-type="string">
            <text:p>0x22: { "id": 0x22, "name": "In Skeldritch’s lair…", "code": "Skeldritch", },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Ends</text:p>
          </table:table-cell>
          <table:table-cell office:value-type="string" calcext:value-type="string">
            <text:p>At the Ends of the Earth Station</text:p>
          </table:table-cell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0x41: { &quot;id&quot;: 0x41, &quot;name&quot;: &quot;At the Ends of the Earth Station&quot;, &quot;code&quot;: &quot;Ends&quot;, }," calcext:value-type="string">
            <text:p>0x41: { "id": 0x41, "name": "At the Ends of the Earth Station", "code": "Ends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FireTunnel</text:p>
          </table:table-cell>
          <table:table-cell office:value-type="string" calcext:value-type="string">
            <text:p>In the Fire Realm – Tunnel</text:p>
          </table:table-cell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0xd: { &quot;id&quot;: 0xd, &quot;name&quot;: &quot;In the Fire Realm – Tunnel&quot;, &quot;code&quot;: &quot;FireTunnel&quot;, }," calcext:value-type="string">
            <text:p>0xd: { "id": 0xd, "name": "In the Fire Realm – Tunnel", "code": "FireTunnel", },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DarkOre</text:p>
          </table:table-cell>
          <table:table-cell office:value-type="string" calcext:value-type="string">
            <text:p>At Dark Ore Mine</text:p>
          </table:table-cell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0x3d: { &quot;id&quot;: 0x3d, &quot;name&quot;: &quot;At Dark Ore Mine&quot;, &quot;code&quot;: &quot;DarkOre&quot;, }," calcext:value-type="string">
            <text:p>0x3d: { "id": 0x3d, "name": "At Dark Ore Mine", "code": "DarkOre", },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LostAtSea</text:p>
          </table:table-cell>
          <table:table-cell office:value-type="string" calcext:value-type="string">
            <text:p>At Lost at Sea Station or in the wilds outside Papuchia Village</text:p>
          </table:table-cell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0x39: { &quot;id&quot;: 0x39, &quot;name&quot;: &quot;At Lost at Sea Station or in the wilds outside Papuchia Village&quot;, &quot;code&quot;: &quot;LostAtSea&quot;, }," calcext:value-type="string">
            <text:p>0x39: { "id": 0x39, "name": "At Lost at Sea Station or in the wilds outside Papuchia Village", "code": "LostAtSea", },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GauntletFraaz</text:p>
          </table:table-cell>
          <table:table-cell office:value-type="string" calcext:value-type="string">
            <text:p>Fighting Fraaz in Take ‘Em All On!</text:p>
          </table:table-cell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0x4c: { &quot;id&quot;: 0x4c, &quot;name&quot;: &quot;Fighting Fraaz in Take ‘Em All On!&quot;, &quot;code&quot;: &quot;GauntletFraaz&quot;, }," calcext:value-type="string">
            <text:p>0x4c: { "id": 0x4c, "name": "Fighting Fraaz in Take ‘Em All On!", "code": "GauntletFraaz", },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GauntletPhytops</text:p>
          </table:table-cell>
          <table:table-cell office:value-type="string" calcext:value-type="string">
            <text:p>Fighting Phytops in Take ‘Em All On!</text:p>
          </table:table-cell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0x4d: { &quot;id&quot;: 0x4d, &quot;name&quot;: &quot;Fighting Phytops in Take ‘Em All On!&quot;, &quot;code&quot;: &quot;GauntletPhytops&quot;, }," calcext:value-type="string">
            <text:p>0x4d: { "id": 0x4d, "name": "Fighting Phytops in Take ‘Em All On!", "code": "GauntletPhytops", },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Gauntlet3</text:p>
          </table:table-cell>
          <table:table-cell office:value-type="string" calcext:value-type="string">
            <text:p>Competing in Take ‘Em All On!</text:p>
          </table:table-cell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0x47: { &quot;id&quot;: 0x47, &quot;name&quot;: &quot;Competing in Take ‘Em All On!&quot;, &quot;code&quot;: &quot;Gauntlet3&quot;, }," calcext:value-type="string">
            <text:p>0x47: { "id": 0x47, "name": "Competing in Take ‘Em All On!", "code": "Gauntlet3", },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auntlet4</text:p>
          </table:table-cell>
          <table:table-cell office:value-type="string" calcext:value-type="string">
            <text:p>Competing in Take ‘Em All On!</text:p>
          </table:table-cell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0x4a: { &quot;id&quot;: 0x4a, &quot;name&quot;: &quot;Competing in Take ‘Em All On!&quot;, &quot;code&quot;: &quot;Gauntlet4&quot;, }," calcext:value-type="string">
            <text:p>0x4a: { "id": 0x4a, "name": "Competing in Take ‘Em All On!", "code": "Gauntlet4", },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Gauntlet5</text:p>
          </table:table-cell>
          <table:table-cell office:value-type="string" calcext:value-type="string">
            <text:p>Competing in Take ‘Em All On!</text:p>
          </table:table-cell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0x49: { &quot;id&quot;: 0x49, &quot;name&quot;: &quot;Competing in Take ‘Em All On!&quot;, &quot;code&quot;: &quot;Gauntlet5&quot;, }," calcext:value-type="string">
            <text:p>0x49: { "id": 0x49, "name": "Competing in Take ‘Em All On!", "code": "Gauntlet5", },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GauntletCragma</text:p>
          </table:table-cell>
          <table:table-cell office:value-type="string" calcext:value-type="string">
            <text:p>Fighting Cragma in Take ‘Em All On!</text:p>
          </table:table-cell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0x4e: { &quot;id&quot;: 0x4e, &quot;name&quot;: &quot;Fighting Cragma in Take ‘Em All On!&quot;, &quot;code&quot;: &quot;GauntletCragma&quot;, }," calcext:value-type="string">
            <text:p>0x4e: { "id": 0x4e, "name": "Fighting Cragma in Take ‘Em All On!", "code": "GauntletCragma", },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GauntletSkeldritch</text:p>
          </table:table-cell>
          <table:table-cell office:value-type="string" calcext:value-type="string">
            <text:p>Fighting Skeldritch in Take ‘Em All On!</text:p>
          </table:table-cell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0x4f: { &quot;id&quot;: 0x4f, &quot;name&quot;: &quot;Fighting Skeldritch in Take ‘Em All On!&quot;, &quot;code&quot;: &quot;GauntletSkeldritch&quot;, }," calcext:value-type="string">
            <text:p>0x4f: { "id": 0x4f, "name": "Fighting Skeldritch in Take ‘Em All On!", "code": "GauntletSkeldritch", },</text:p>
          </table:table-cell>
        </table:table-row>
        <table:table-row table:style-name="ro1">
          <table:table-cell office:value-type="string" calcext:value-type="string">
            <text:p>0xf</text:p>
          </table:table-cell>
          <table:table-cell office:value-type="string" calcext:value-type="string">
            <text:p>DarkRealm</text:p>
          </table:table-cell>
          <table:table-cell office:value-type="string" calcext:value-type="string">
            <text:p>In the Dark Realm</text:p>
          </table:table-cell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0xf: { &quot;id&quot;: 0xf, &quot;name&quot;: &quot;In the Dark Realm&quot;, &quot;code&quot;: &quot;DarkRealm&quot;, }," calcext:value-type="string">
            <text:p>0xf: { "id": 0xf, "name": "In the Dark Realm", "code": "DarkRealm", },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DarkRealm2</text:p>
          </table:table-cell>
          <table:table-cell office:value-type="string" calcext:value-type="string">
            <text:p>Confronting the Demon Train</text:p>
          </table:table-cell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0x10: { &quot;id&quot;: 0x10, &quot;name&quot;: &quot;Confronting the Demon Train&quot;, &quot;code&quot;: &quot;DarkRealm2&quot;, }," calcext:value-type="string">
            <text:p>0x10: { "id": 0x10, "name": "Confronting the Demon Train", "code": "DarkRealm2", }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DarkRealm3</text:p>
          </table:table-cell>
          <table:table-cell office:value-type="string" calcext:value-type="string">
            <text:p>Confronting the Demon Train</text:p>
          </table:table-cell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0x11: { &quot;id&quot;: 0x11, &quot;name&quot;: &quot;Confronting the Demon Train&quot;, &quot;code&quot;: &quot;DarkRealm3&quot;, }," calcext:value-type="string">
            <text:p>0x11: { "id": 0x11, "name": "Confronting the Demon Train", "code": "DarkRealm3", },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DarkRealm4</text:p>
          </table:table-cell>
          <table:table-cell office:value-type="string" calcext:value-type="string">
            <text:p>Confronting Malladus</text:p>
          </table:table-cell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0x24: { &quot;id&quot;: 0x24, &quot;name&quot;: &quot;Confronting Malladus&quot;, &quot;code&quot;: &quot;DarkRealm4&quot;, }," calcext:value-type="string">
            <text:p>0x24: { "id": 0x24, "name": "Confronting Malladus", "code": "DarkRealm4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Malladus</text:p>
          </table:table-cell>
          <table:table-cell office:value-type="string" calcext:value-type="string">
            <text:p>Confronting Malladus</text:p>
          </table:table-cell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0x25: { &quot;id&quot;: 0x25, &quot;name&quot;: &quot;Confronting Malladus&quot;, &quot;code&quot;: &quot;Malladus&quot;, }," calcext:value-type="string">
            <text:p>0x25: { "id": 0x25, "name": "Confronting Malladus", "code": "Malladus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Duet</text:p>
          </table:table-cell>
          <table:table-cell office:value-type="string" calcext:value-type="string">
            <text:p>Playing a duet with Zelda</text:p>
          </table:table-cell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0x26: { &quot;id&quot;: 0x26, &quot;name&quot;: &quot;Playing a duet with Zelda&quot;, &quot;code&quot;: &quot;Duet&quot;, }," calcext:value-type="string">
            <text:p>0x26: { "id": 0x26, "name": "Playing a duet with Zelda", "code": "Duet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Malladus2</text:p>
          </table:table-cell>
          <table:table-cell office:value-type="string" calcext:value-type="string">
            <text:p>Confronting Malladus once and for all</text:p>
          </table:table-cell>
          <table:table-cell table:formula="of:=[.A78] &amp; &quot;: { &quot;&quot;id&quot;&quot;: &quot; &amp; [.A78] &amp; &quot;, &quot;&quot;name&quot;&quot;: &quot;&quot;&quot; &amp; [.C78] &amp; &quot;&quot;&quot;, &quot;&quot;code&quot;&quot;: &quot;&quot;&quot; &amp; [.B78] &amp; &quot;&quot;&quot;, },&quot;" office:value-type="string" office:string-value="0x27: { &quot;id&quot;: 0x27, &quot;name&quot;: &quot;Confronting Malladus once and for all&quot;, &quot;code&quot;: &quot;Malladus2&quot;, }," calcext:value-type="string">
            <text:p>0x27: { "id": 0x27, "name": "Confronting Malladus once and for all", "code": "Malladus2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3:20:31.4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5-10T13:25:54.082000000</dc:date>
    <meta:editing-duration>P2DT18H13M59S</meta:editing-duration>
    <meta:editing-cycles>115</meta:editing-cycles>
    <meta:generator>LibreOffice/6.3.4.2$Windows_X86_64 LibreOffice_project/60da17e045e08f1793c57c00ba83cdfce946d0aa</meta:generator>
    <meta:document-statistic meta:table-count="1" meta:cell-count="312" meta:object-count="0"/>
  </office:meta>
</office:document-meta>
</file>